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style:font-name="Arial1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bd314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c8e3b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e6307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eaa3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7534f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919e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9ddd5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bd314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fb0eb"/>
    </style:style>
    <style:style style:name="P1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34f" officeooo:paragraph-rsid="02d7534f" fo:background-color="transparent" style:font-size-asian="7pt" style:font-weight-asian="normal" style:font-size-complex="7pt" style:font-weight-complex="normal"/>
    </style:style>
    <style:style style:name="P1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34f" officeooo:paragraph-rsid="02d8919e" fo:background-color="transparent" style:font-size-asian="7pt" style:font-weight-asian="normal" style:font-size-complex="7pt" style:font-weight-complex="normal"/>
    </style:style>
    <style:style style:name="P2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34f" officeooo:paragraph-rsid="02d9ddd5" fo:background-color="transparent" style:font-size-asian="7pt" style:font-weight-asian="normal" style:font-size-complex="7pt" style:font-weight-complex="normal"/>
    </style:style>
    <style:style style:name="P2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34f" officeooo:paragraph-rsid="02dbd314" fo:background-color="transparent" style:font-size-asian="7pt" style:font-weight-asian="normal" style:font-size-complex="7pt" style:font-weight-complex="normal"/>
    </style:style>
    <style:style style:name="P2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e6307" officeooo:paragraph-rsid="02de6307" fo:background-color="transparent" style:font-size-asian="7pt" style:font-weight-asian="normal" style:font-size-complex="7pt" style:font-weight-complex="normal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24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a9ef69" officeooo:paragraph-rsid="02deaa3c" fo:background-color="transparent" style:font-size-asian="7pt" style:font-weight-asian="normal" style:font-size-complex="7pt" style:font-weight-complex="normal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b0eb" officeooo:paragraph-rsid="02dfb0eb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24292e" style:font-name="Tahoma" fo:font-size="7pt" fo:letter-spacing="normal" fo:language="es" fo:country="ES" fo:font-style="normal" fo:font-weight="normal" officeooo:rsid="02dc8e3b" officeooo:paragraph-rsid="02dc8e3b" fo:background-color="transparent" style:font-size-asian="7pt" style:font-weight-asian="normal" style:font-size-complex="7pt" style:font-weight-complex="normal"/>
    </style:style>
    <style:style style:name="P27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7534f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e6307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eaa3c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fb0eb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background-color="transparent" fo:padding="0.049cm" fo:border="none" style:writing-mode="page"/>
      <style:text-properties fo:color="#000000" style:font-name="Tahoma" fo:font-size="8pt" fo:letter-spacing="-0.016cm" fo:language="es" fo:country="ES" fo:font-weight="normal" officeooo:rsid="02a9ef69" officeooo:paragraph-rsid="02dc8e3b" fo:background-color="transparent" style:font-size-asian="8pt" style:font-weight-asian="normal" style:font-size-complex="8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b0eb" officeooo:paragraph-rsid="02dfb0eb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style:text-outline="false" style:font-name="Tahoma" fo:font-size="12pt" fo:language="gl" fo:country="ES" fo:font-weight="bold" officeooo:rsid="02d68353" style:font-size-asian="12pt" style:font-weight-asian="bold" style:font-size-complex="12pt" style:font-weight-complex="bold"/>
    </style:style>
    <style:style style:name="T4" style:family="text">
      <style:text-properties fo:color="#323296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style:font-name="Tahoma" fo:font-size="8pt" fo:letter-spacing="-0.016cm" fo:language="es" fo:country="ES" fo:font-weight="normal" officeooo:rsid="02d7534f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style:font-name="Tahoma" fo:font-size="8pt" fo:letter-spacing="-0.016cm" fo:language="es" fo:country="ES" fo:font-weight="normal" officeooo:rsid="02d9ddd5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style:font-name="Tahoma" fo:font-size="8pt" fo:letter-spacing="-0.016cm" fo:language="es" fo:country="ES" fo:font-weight="normal" officeooo:rsid="02dfb0eb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officeooo:rsid="02d9ddd5"/>
    </style:style>
    <style:style style:name="T15" style:family="text">
      <style:text-properties officeooo:rsid="02dbd314"/>
    </style:style>
    <style:style style:name="T16" style:family="text">
      <style:text-properties fo:font-variant="normal" fo:text-transform="none" fo:color="#24292e" style:font-name="Tahoma" fo:letter-spacing="normal" fo:font-style="normal" loext:padding="0cm" loext:border="none"/>
    </style:style>
    <style:style style:name="T17" style:family="text">
      <style:text-properties fo:font-variant="normal" fo:text-transform="none" fo:color="#24292e" fo:letter-spacing="normal" fo:font-style="normal"/>
    </style:style>
    <style:style style:name="T18" style:family="text">
      <style:text-properties fo:font-variant="normal" fo:text-transform="none" fo:color="#24292e" fo:letter-spacing="normal" fo:font-style="normal" fo:font-weight="bold"/>
    </style:style>
    <style:style style:name="T19" style:family="text">
      <style:text-properties fo:font-variant="normal" fo:text-transform="none" fo:color="#24292e" fo:letter-spacing="normal" fo:font-style="normal" fo:font-weight="normal"/>
    </style:style>
    <style:style style:name="T20" style:family="text">
      <style:text-properties officeooo:rsid="02de6307"/>
    </style:style>
    <style:style style:name="T21" style:family="text">
      <style:text-properties officeooo:rsid="02deaa3c"/>
    </style:style>
    <style:style style:name="T22" style:family="text">
      <style:text-properties officeooo:rsid="02dfb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8">Muestra <text:span text:style-name="T20">los productos que NO tengan asignado un código de fabricante</text:span>.</text:p>
      <text:p text:style-name="P22"/>
      <text:p text:style-name="P9">Muestra <text:span text:style-name="T20">los productos que tengan asignado un código de fabricante</text:span>.</text:p>
      <text:p text:style-name="P22"/>
      <text:p text:style-name="P9">Muestra <text:span text:style-name="T20">los códigos de fabricante que NO estén asignados a ningún fabricante.</text:span></text:p>
      <text:p text:style-name="P22"/>
      <text:p text:style-name="P9">Muestra <text:span text:style-name="T20">los códigos de fabricante que estén asignados a algún fabricante.</text:span></text:p>
      <text:p text:style-name="P22"/>
      <text:p text:style-name="P28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7">Muestra <text:span text:style-name="T17">los empleados cuyo segundo apellido sea </text:span><text:span text:style-name="Source_20_Text"><text:span text:style-name="T16">NULL</text:span></text:span><text:span text:style-name="T17">.</text:span></text:p>
      <text:p text:style-name="P26"/>
      <text:p text:style-name="P7">Muestra <text:span text:style-name="T17">los empleados cuyo segundo apellido </text:span><text:span text:style-name="Strong_20_Emphasis"><text:span text:style-name="T18">no sea</text:span></text:span><text:span text:style-name="Strong_20_Emphasis"><text:span text:style-name="T19"> </text:span></text:span><text:span text:style-name="Source_20_Text"><text:span text:style-name="T16">NULL</text:span></text:span><text:span text:style-name="T17">.</text:span></text:p>
      <text:p text:style-name="P26"/>
      <text:p text:style-name="P31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10">Muestra <text:span text:style-name="T22">los clientes sin segundo apellido</text:span>.</text:p>
      <text:p text:style-name="P25"/>
      <text:p text:style-name="P17"><text:span text:style-name="T9">Muestra </text:span><text:span text:style-name="T13">los clientes sin categoría</text:span><text:span text:style-name="T9">.</text:span></text:p>
      <text:p text:style-name="P25"/>
      <text:p text:style-name="P17"><text:span text:style-name="T9">Muestra </text:span><text:span text:style-name="T13">los comerciales que no cobren comisión</text:span><text:span text:style-name="T9">.</text:span></text:p>
      <text:p text:style-name="P25"/>
      <text:p text:style-name="P17"><text:span text:style-name="T9">Muestra </text:span><text:span text:style-name="T13">los pedidos cuyo importe o fecha sea nulo</text:span><text:span text:style-name="T9">.</text:span></text:p>
      <text:p text:style-name="P25"/>
      <text:p text:style-name="P30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2"><text:span text:style-name="T9">Muestra </text:span><text:span text:style-name="T10">el nombre de los jugadores que no procedan de ningún equipo</text:span><text:span text:style-name="T9">.</text:span></text:p>
      <text:p text:style-name="P18"/>
      <text:p text:style-name="P13"><text:span text:style-name="T9">Muestra </text:span><text:span text:style-name="T10">el nombre de los equipos de la conferencia East que estén asociados a alguna división</text:span><text:span text:style-name="T9">.</text:span></text:p>
      <text:p text:style-name="P18"/>
      <text:p text:style-name="P27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0">Muestra <text:span text:style-name="T21">los empleados que no estén asignados a ningún departamento</text:span>.</text:p>
      <text:p text:style-name="P23"/>
      <text:p text:style-name="P11">Muestra <text:span text:style-name="T21">los empleados que sin ninguna categoría</text:span>.</text:p>
      <text:p text:style-name="P24"/>
      <text:p text:style-name="P11">Muestra <text:span text:style-name="T21">los departamentos que tienen nombre</text:span>.</text:p>
      <text:p text:style-name="P24"/>
      <text:p text:style-name="P11">Muestra <text:span text:style-name="T21">las oficinas que, de momento, no estén asociadas a ninguna ciudad.</text:span></text:p>
      <text:p text:style-name="P24"/>
      <text:p text:style-name="P11">Muestra <text:span text:style-name="T21">las oficinas que estén asociadas a alguna ciudad.</text:span></text:p>
      <text:p text:style-name="P24"/>
      <text:p text:style-name="P29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4"><text:soft-page-break/><text:span text:style-name="T9">Muestra </text:span><text:span text:style-name="T10">el nombre de los </text:span><text:span text:style-name="T11">clientes que no tengan segunda dirección</text:span><text:span text:style-name="T9">.</text:span></text:p>
      <text:p text:style-name="P19"/>
      <text:p text:style-name="P15"><text:span text:style-name="T9">Muestra </text:span><text:span text:style-name="T11">los detalles de los pedidos cuyo precio por unidad no sea nulo</text:span><text:span text:style-name="T9">.</text:span></text:p>
      <text:p text:style-name="P20"/>
      <text:p text:style-name="P16"><text:span text:style-name="T9">Muestra </text:span><text:span text:style-name="T12">los pedidos sin comentarios.</text:span></text:p>
      <text:p text:style-name="P21"/>
      <text:p text:style-name="P16"><text:span text:style-name="T9">Muestra </text:span><text:span text:style-name="T12">los pedidos que no se han entregado aún</text:span><text:span text:style-name="T9">.</text:span></text:p>
      <text:p text:style-name="P21"/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style:text-outline="false" style:font-name="Tahoma" fo:font-size="12pt" fo:language="gl" fo:country="ES" fo:font-weight="bold" officeooo:rsid="02d68353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con valor nulo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7-31T11:10:40.919000000</meta:creation-date>
    <dc:date>2022-02-03T16:00:39.564000000</dc:date>
    <meta:editing-duration>P2DT3H6M10S</meta:editing-duration>
    <meta:editing-cycles>615</meta:editing-cycles>
    <meta:generator>LibreOffice/6.3.0.4$Windows_X86_64 LibreOffice_project/057fc023c990d676a43019934386b85b21a9ee99</meta:generator>
    <meta:document-statistic meta:table-count="0" meta:image-count="0" meta:object-count="0" meta:page-count="2" meta:paragraph-count="28" meta:word-count="251" meta:character-count="1542" meta:non-whitespace-character-count="1319"/>
  </office:meta>
</office:document-meta>
</file>